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f98" officeooo:paragraph-rsid="0014bf98"/>
    </style:style>
    <style:style style:name="P2" style:family="paragraph" style:parent-style-name="Standard">
      <style:text-properties officeooo:rsid="001692a9" officeooo:paragraph-rsid="001692a9"/>
    </style:style>
    <style:style style:name="P3" style:family="paragraph" style:parent-style-name="Standard">
      <style:text-properties officeooo:rsid="0017b661" officeooo:paragraph-rsid="0017b661"/>
    </style:style>
    <style:style style:name="P4" style:family="paragraph" style:parent-style-name="Standard">
      <style:text-properties officeooo:rsid="001923d2" officeooo:paragraph-rsid="001923d2"/>
    </style:style>
    <style:style style:name="P5" style:family="paragraph" style:parent-style-name="Standard">
      <style:text-properties officeooo:rsid="001a5c8a" officeooo:paragraph-rsid="001a5c8a"/>
    </style:style>
    <style:style style:name="P6" style:family="paragraph" style:parent-style-name="Standard">
      <style:text-properties officeooo:rsid="001b15ab" officeooo:paragraph-rsid="001b15ab"/>
    </style:style>
    <style:style style:name="P7" style:family="paragraph" style:parent-style-name="Standard">
      <style:text-properties officeooo:rsid="001f9a58" officeooo:paragraph-rsid="001f9a58"/>
    </style:style>
    <style:style style:name="T1" style:family="text">
      <style:text-properties officeooo:rsid="001923d2"/>
    </style:style>
    <style:style style:name="T2" style:family="text">
      <style:text-properties officeooo:rsid="001e31f9"/>
    </style:style>
    <style:style style:name="T3" style:family="text">
      <style:text-properties officeooo:rsid="001f9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sistema operacional </text:p>
      <text:p text:style-name="P2">definições de sistema operacional </text:p>
      <text:p text:style-name="P2">-é um conjunto de rotinas, é um programa principal que atua intermediando o usuário e o hardware do pc </text:p>
      <text:p text:style-name="P2">-é o único programa executado em modo núcleo (kernel)</text:p>
      <text:p text:style-name="P2">-controla a execução entre usuário e dispositivos de E/C </text:p>
      <text:p text:style-name="P2">-gerencia os recursos do hardware </text:p>
      <text:p text:style-name="P2"/>
      <text:p text:style-name="P2">o computador é uma máquina de níveis ou de camadas </text:p>
      <text:p text:style-name="P2">hardware = parte física </text:p>
      <text:p text:style-name="P2">software = parte lógica </text:p>
      <text:p text:style-name="P2"/>
      <text:p text:style-name="P3">o SO, por interagir diretamente com o usuário, diz-se que a visão do usuário é modular ou abastrata </text:p>
      <text:p text:style-name="P3"/>
      <text:p text:style-name="P3"/>
      <text:p text:style-name="P4">existem 3 tipos de sistemas operacionais </text:p>
      <text:p text:style-name="P4">monoprogramáveis/monotaregas</text:p>
      <text:p text:style-name="P1">-<text:span text:style-name="T1">CPU, RAM e periféricos ficam dedicados a um programa. Ex: MS-DOS </text:span></text:p>
      <text:p text:style-name="P1"/>
      <text:p text:style-name="P4">multiprogramáveis/multitarefas </text:p>
      <text:p text:style-name="P4">-recursos computacionais compartilhados entre diversos usuários e aplicações. Ex: windows, linus mas OS </text:p>
      <text:p text:style-name="P4"/>
      <text:p text:style-name="P4">múltiplos processadores </text:p>
      <text:p text:style-name="P4">-possuem 2 ou mais CPU interligados. Windows e linux oferecem. </text:p>
      <text:p text:style-name="P4">Provem escalabilidade, disponibilidade e balanceamento de carga </text:p>
      <text:p text:style-name="P4"/>
      <text:p text:style-name="P4"/>
      <text:p text:style-name="P5">multiprogramáveis/multitarefas </text:p>
      <text:p text:style-name="P5">-sistema Batch </text:p>
      <text:p text:style-name="P6">processam tarefas de rotina sem a presença interativa do usuário, <text:span text:style-name="T2">processamento em lote</text:span></text:p>
      <text:p text:style-name="P6"/>
      <text:p text:style-name="P6">sistema de tempo compartilhado </text:p>
      <text:p text:style-name="P6">-<text:span text:style-name="T3">permite que múltiplos usuários remotos executem suas tarefas simultaneamente no computador.</text:span></text:p>
      <text:p text:style-name="P7">Ex: realização de consultas a um banco de dados </text:p>
      <text:p text:style-name="P7"/>
      <text:p text:style-name="P7">sistemas em tempo real </text:p>
      <text:p text:style-name="P7">-ex: linha de montagem de um carro 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08:22:35.127000000</meta:creation-date>
    <dc:date>2024-01-05T09:09:13.208000000</dc:date>
    <meta:editing-duration>PT46M35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7" meta:word-count="188" meta:character-count="1292" meta:non-whitespace-character-count="1108"/>
  </office:meta>
</office:document-meta>
</file>